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0.1917in" fo:text-align="start" style:justify-single-word="false" fo:orphans="0" fo:widows="0"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2" style:family="paragraph" style:parent-style-name="Standard">
      <style:paragraph-properties fo:margin-left="0in" fo:margin-right="0in" fo:margin-top="0in" fo:margin-bottom="0.139in" loext:contextual-spacing="false" fo:line-height="0.1917in" fo:text-align="start" style:justify-single-word="false" fo:orphans="0" fo:widows="0" fo:hyphenation-ladder-count="no-limit" fo:text-indent="0in" style:auto-text-indent="false"/>
      <style:text-properties fo:color="#00000a" style:text-position="0% 0%" style:font-name="Calibri" fo:font-size="11pt" fo:letter-spacing="normal" fo:font-weight="bold" style:font-name-asian="Calibri1" style:font-size-asian="11pt" style:font-weight-asian="bold" style:font-name-complex="Calibri1" fo:hyphenate="false" fo:hyphenation-remain-char-count="2" fo:hyphenation-push-char-count="2"/>
    </style:style>
    <style:style style:name="P3"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4"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in" style:auto-text-indent="false"/>
      <style:text-properties fo:hyphenate="false" fo:hyphenation-remain-char-count="2" fo:hyphenation-push-char-count="2"/>
    </style:style>
    <style:style style:name="P5" style:family="paragraph" style:parent-style-name="Standard">
      <style:paragraph-properties fo:margin-left="1in" fo:margin-right="0in" fo:margin-top="0in" fo:margin-bottom="0.139in" loext:contextual-spacing="false" fo:line-height="0.1917in" fo:text-align="start" style:justify-single-word="false" fo:orphans="0" fo:widows="0"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6"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5in" style:auto-text-indent="false"/>
      <style:text-properties fo:color="#00000a" style:text-position="0% 0%" style:font-name="Calibri" fo:font-size="11pt" fo:letter-spacing="normal" fo:font-weight="bold" style:font-name-asian="Calibri1" style:font-size-asian="11pt" style:font-weight-asian="bold" style:font-name-complex="Calibri1" fo:hyphenate="false" fo:hyphenation-remain-char-count="2" fo:hyphenation-push-char-count="2"/>
    </style:style>
    <style:style style:name="P7" style:family="paragraph" style:parent-style-name="Standard">
      <style:paragraph-properties fo:margin-left="1in" fo:margin-right="0in" fo:margin-top="0in" fo:margin-bottom="0.139in" loext:contextual-spacing="false" fo:line-height="0.1917in" fo:text-align="start" style:justify-single-word="false" fo:orphans="0" fo:widows="0" fo:hyphenation-ladder-count="no-limit" fo:text-indent="-1.1252in" style:auto-text-indent="false"/>
      <style:text-properties fo:color="#00000a" style:text-position="0% 0%" style:font-name="Calibri" fo:font-size="11pt" fo:letter-spacing="normal" fo:font-weight="bold" style:font-name-asian="Calibri1" style:font-size-asian="11pt" style:font-weight-asian="bold" style:font-name-complex="Calibri1" fo:hyphenate="false" fo:hyphenation-remain-char-count="2" fo:hyphenation-push-char-count="2"/>
    </style:style>
    <style:style style:name="P8"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6874in" style:auto-text-indent="false"/>
      <style:text-properties fo:color="#00000a" style:text-position="0% 0%" style:font-name="Calibri" fo:font-size="11pt" fo:letter-spacing="normal" fo:font-weight="bold" style:font-name-asian="Calibri1" style:font-size-asian="11pt" style:font-weight-asian="bold" style:font-name-complex="Calibri1" fo:hyphenate="false" fo:hyphenation-remain-char-count="2" fo:hyphenation-push-char-count="2"/>
    </style:style>
    <style:style style:name="P9" style:family="paragraph" style:parent-style-name="Standard" style:master-page-name="Standard">
      <style:paragraph-properties fo:margin-left="0in" fo:margin-right="0in" fo:margin-top="0.139in" fo:margin-bottom="0in" loext:contextual-spacing="false" fo:line-height="0.1917in" fo:text-align="start" style:justify-single-word="false" fo:keep-together="always" fo:orphans="0" fo:widows="0" fo:hyphenation-ladder-count="no-limit" fo:text-indent="0in" style:auto-text-indent="false" style:page-number="auto" fo:keep-with-next="always"/>
      <style:text-properties fo:color="#4f81bd" style:text-position="0% 0%" style:font-name="Cambria" fo:font-size="13pt" fo:letter-spacing="normal" fo:font-weight="bold" style:font-name-asian="Cambria1" style:font-size-asian="13pt" style:font-weight-asian="bold" style:font-name-complex="Cambria1" fo:hyphenate="false" fo:hyphenation-remain-char-count="2" fo:hyphenation-push-char-count="2"/>
    </style:style>
    <style:style style:name="P10" style:family="paragraph" style:parent-style-name="Standard" style:list-style-name="WWNum3">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11" style:family="paragraph" style:parent-style-name="Standard" style:list-style-name="WWNum3">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officeooo:paragraph-rsid="000f70cc" style:font-name-asian="Calibri1" style:font-size-asian="11pt" style:font-name-complex="Calibri1" fo:hyphenate="false" fo:hyphenation-remain-char-count="2" fo:hyphenation-push-char-count="2"/>
    </style:style>
    <style:style style:name="P12" style:family="paragraph" style:parent-style-name="Standard" style:list-style-name="WWNum12">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13" style:family="paragraph" style:parent-style-name="Standard" style:list-style-name="WWNum12">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officeooo:paragraph-rsid="00119f1b" style:font-name-asian="Calibri1" style:font-size-asian="11pt" style:font-name-complex="Calibri1" fo:hyphenate="false" fo:hyphenation-remain-char-count="2" fo:hyphenation-push-char-count="2"/>
    </style:style>
    <style:style style:name="P14" style:family="paragraph" style:parent-style-name="Standard" style:list-style-name="WWNum15">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15" style:family="paragraph" style:parent-style-name="Standard" style:list-style-name="WWNum19">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16" style:family="paragraph" style:parent-style-name="Standard" style:list-style-name="WWNum3">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0" style:text-position="0% 0%" style:font-name="Calibri" fo:font-size="11pt" fo:letter-spacing="normal" style:font-name-asian="Calibri1" style:font-size-asian="11pt" style:font-name-complex="Calibri1" fo:hyphenate="false" fo:hyphenation-remain-char-count="2" fo:hyphenation-push-char-count="2"/>
    </style:style>
    <style:style style:name="P17" style:family="paragraph" style:parent-style-name="Standard" style:list-style-name="WWNum31">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0" style:text-position="0% 0%" style:font-name="Calibri" fo:font-size="11pt" fo:letter-spacing="normal" style:font-name-asian="Calibri1" style:font-size-asian="11pt" style:font-name-complex="Calibri1" fo:hyphenate="false" fo:hyphenation-remain-char-count="2" fo:hyphenation-push-char-count="2"/>
    </style:style>
    <style:style style:name="P18" style:family="paragraph" style:parent-style-name="Standard" style:list-style-name="WWNum37">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0000" fo:hyphenate="false" fo:hyphenation-remain-char-count="2" fo:hyphenation-push-char-count="2"/>
    </style:style>
    <style:style style:name="P19" style:family="paragraph" style:parent-style-name="Standard" style:list-style-name="WWNum3">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0f88ad" officeooo:paragraph-rsid="000f70cc" style:font-name-asian="Calibri1" style:font-size-asian="11pt" style:font-name-complex="Calibri1" fo:hyphenate="false" fo:hyphenation-remain-char-count="2" fo:hyphenation-push-char-count="2"/>
    </style:style>
    <style:style style:name="P20" style:family="paragraph" style:parent-style-name="Standard" style:list-style-name="WWNum3">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0f88ad" officeooo:paragraph-rsid="000f88ad" style:font-name-asian="Calibri1" style:font-size-asian="11pt" style:font-name-complex="Calibri1" fo:hyphenate="false" fo:hyphenation-remain-char-count="2" fo:hyphenation-push-char-count="2"/>
    </style:style>
    <style:style style:name="P21" style:family="paragraph" style:parent-style-name="Standard" style:list-style-name="WWNum3">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118000" officeooo:paragraph-rsid="00118000" style:font-name-asian="Calibri1" style:font-size-asian="11pt" style:font-name-complex="Calibri1" fo:hyphenate="false" fo:hyphenation-remain-char-count="2" fo:hyphenation-push-char-count="2"/>
    </style:style>
    <style:style style:name="P22" style:family="paragraph" style:parent-style-name="Standard" style:list-style-name="WWNum12">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118000" officeooo:paragraph-rsid="00118000" style:font-name-asian="Calibri1" style:font-size-asian="11pt" style:font-name-complex="Calibri1" fo:hyphenate="false" fo:hyphenation-remain-char-count="2" fo:hyphenation-push-char-count="2"/>
    </style:style>
    <style:style style:name="P23" style:family="paragraph" style:parent-style-name="Standard" style:list-style-name="WWNum12">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119f1b" officeooo:paragraph-rsid="00119f1b" style:font-name-asian="Calibri1" style:font-size-asian="11pt" style:font-name-complex="Calibri1" fo:hyphenate="false" fo:hyphenation-remain-char-count="2" fo:hyphenation-push-char-count="2"/>
    </style:style>
    <style:style style:name="P24" style:family="paragraph" style:parent-style-name="Standard" style:list-style-name="WWNum31">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132c69" officeooo:paragraph-rsid="00132c69" style:font-name-asian="Calibri1" style:font-size-asian="11pt" style:font-name-complex="Calibri1" fo:hyphenate="false" fo:hyphenation-remain-char-count="2" fo:hyphenation-push-char-count="2"/>
    </style:style>
    <style:style style:name="P25" style:family="paragraph" style:parent-style-name="Standard" style:list-style-name="WWNum31">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style:text-position="0% 0%" style:font-name="Calibri" fo:font-size="11pt" fo:letter-spacing="normal" officeooo:rsid="0024cb77" officeooo:paragraph-rsid="0024cb77" style:font-name-asian="Calibri1" style:font-size-asian="11pt" style:font-name-complex="Calibri1" fo:hyphenate="false" fo:hyphenation-remain-char-count="2" fo:hyphenation-push-char-count="2"/>
    </style:style>
    <style:style style:name="P26" style:family="paragraph" style:parent-style-name="Standard" style:list-style-name="WWNum37">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officeooo:rsid="00132c69" officeooo:paragraph-rsid="00132c69" fo:hyphenate="false" fo:hyphenation-remain-char-count="2" fo:hyphenation-push-char-count="2"/>
    </style:style>
    <style:style style:name="P27" style:family="paragraph" style:parent-style-name="Standard" style:list-style-name="WWNum37">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officeooo:rsid="0014c2a9" officeooo:paragraph-rsid="0014c2a9" fo:hyphenate="false" fo:hyphenation-remain-char-count="2" fo:hyphenation-push-char-count="2"/>
    </style:style>
    <style:style style:name="P28" style:family="paragraph" style:parent-style-name="Standard" style:list-style-name="WWNum31">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ff0000" style:text-position="0% 0%" style:font-name="Calibri" fo:font-size="11pt" fo:letter-spacing="normal" style:font-name-asian="Calibri1" style:font-size-asian="11pt" style:font-name-complex="Calibri1" fo:hyphenate="false" fo:hyphenation-remain-char-count="2" fo:hyphenation-push-char-count="2"/>
    </style:style>
    <style:style style:name="P29" style:family="paragraph" style:parent-style-name="Standard" style:list-style-name="WWNum31">
      <style:paragraph-properties fo:margin-left="0.5in" fo:margin-right="0in" fo:margin-top="0in" fo:margin-bottom="0.139in" loext:contextual-spacing="false" fo:line-height="0.1917in" fo:text-align="start" style:justify-single-word="false" fo:orphans="0" fo:widows="0" fo:hyphenation-ladder-count="no-limit" fo:text-indent="-0.25in" style:auto-text-indent="false"/>
      <style:text-properties fo:color="#ff0000" style:text-position="0% 0%" style:font-name="Calibri" fo:font-size="11pt" fo:letter-spacing="normal" officeooo:paragraph-rsid="00180260" style:font-name-asian="Calibri1" style:font-size-asian="11pt" style:font-name-complex="Calibri1" fo:hyphenate="false" fo:hyphenation-remain-char-count="2" fo:hyphenation-push-char-count="2"/>
    </style:style>
    <style:style style:name="P30" style:family="paragraph" style:parent-style-name="Standard" style:list-style-name="WWNum3">
      <style:paragraph-properties fo:margin-left="1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31" style:family="paragraph" style:parent-style-name="Standard" style:list-style-name="WWNum15">
      <style:paragraph-properties fo:margin-left="1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32" style:family="paragraph" style:parent-style-name="Standard" style:list-style-name="WWNum19">
      <style:paragraph-properties fo:margin-left="1in" fo:margin-right="0in" fo:margin-top="0in" fo:margin-bottom="0.139in" loext:contextual-spacing="false" fo:line-height="0.1917in" fo:text-align="start" style:justify-single-word="false" fo:orphans="0" fo:widows="0" fo:hyphenation-ladder-count="no-limit" fo:text-indent="-0.25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33" style:family="paragraph" style:parent-style-name="Standard" style:list-style-name="WWNum3">
      <style:paragraph-properties fo:margin-left="1in" fo:margin-right="0in" fo:margin-top="0in" fo:margin-bottom="0.139in" loext:contextual-spacing="false" fo:line-height="0.1917in" fo:text-align="start" style:justify-single-word="false" fo:orphans="0" fo:widows="0" fo:hyphenation-ladder-count="no-limit" fo:text-indent="-0.25in" style:auto-text-indent="false"/>
      <style:text-properties fo:color="#000000" style:text-position="0% 0%" style:font-name="Calibri" fo:font-size="11pt" fo:letter-spacing="normal" style:font-name-asian="Calibri1" style:font-size-asian="11pt" style:font-name-complex="Calibri1" fo:hyphenate="false" fo:hyphenation-remain-char-count="2" fo:hyphenation-push-char-count="2"/>
    </style:style>
    <style:style style:name="P34" style:family="paragraph" style:parent-style-name="Standard" style:list-style-name="WWNum34">
      <style:paragraph-properties fo:margin-left="0.75in" fo:margin-right="0in" fo:margin-top="0in" fo:margin-bottom="0.139in" loext:contextual-spacing="false" fo:line-height="0.1917in" fo:text-align="start" style:justify-single-word="false" fo:orphans="0" fo:widows="0" fo:hyphenation-ladder-count="no-limit" fo:text-indent="-0.25in" style:auto-text-indent="false"/>
      <style:text-properties fo:hyphenate="false" fo:hyphenation-remain-char-count="2" fo:hyphenation-push-char-count="2"/>
    </style:style>
    <style:style style:name="P35" style:family="paragraph" style:parent-style-name="Standard" style:list-style-name="WWNum34">
      <style:paragraph-properties fo:margin-left="0.7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officeooo:rsid="001d6266" officeooo:paragraph-rsid="001d6266" fo:hyphenate="false" fo:hyphenation-remain-char-count="2" fo:hyphenation-push-char-count="2"/>
    </style:style>
    <style:style style:name="P36" style:family="paragraph" style:parent-style-name="Standard" style:list-style-name="WWNum34">
      <style:paragraph-properties fo:margin-left="0.75in" fo:margin-right="0in" fo:margin-top="0in" fo:margin-bottom="0.139in" loext:contextual-spacing="false" fo:line-height="0.1917in" fo:text-align="start" style:justify-single-word="false" fo:orphans="0" fo:widows="0" fo:hyphenation-ladder-count="no-limit" fo:text-indent="-0.25in" style:auto-text-indent="false"/>
      <style:text-properties fo:color="#00ffff" officeooo:rsid="00226828" officeooo:paragraph-rsid="00226828" fo:hyphenate="false" fo:hyphenation-remain-char-count="2" fo:hyphenation-push-char-count="2"/>
    </style:style>
    <style:style style:name="P37"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in" style:auto-text-indent="false"/>
      <style:text-properties fo:color="#00ffff" style:text-position="0% 0%" style:font-name="Calibri" fo:font-size="11pt" fo:letter-spacing="normal" officeooo:rsid="0014c2a9" officeooo:paragraph-rsid="0014c2a9" style:font-name-asian="Calibri1" style:font-size-asian="11pt" style:font-name-complex="Calibri1" fo:hyphenate="false" fo:hyphenation-remain-char-count="2" fo:hyphenation-push-char-count="2"/>
    </style:style>
    <style:style style:name="P38"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in" style:auto-text-indent="false"/>
      <style:text-properties fo:color="#00ffff" style:text-position="0% 0%" style:font-name="Calibri" fo:font-size="11pt" fo:letter-spacing="normal" style:font-name-asian="Calibri1" style:font-size-asian="11pt" style:font-name-complex="Calibri1" fo:hyphenate="false" fo:hyphenation-remain-char-count="2" fo:hyphenation-push-char-count="2"/>
    </style:style>
    <style:style style:name="P39" style:family="paragraph" style:parent-style-name="Standard">
      <style:paragraph-properties fo:margin-left="0.5in" fo:margin-right="0in" fo:margin-top="0in" fo:margin-bottom="0.139in" loext:contextual-spacing="false" fo:line-height="0.1917in" fo:text-align="start" style:justify-single-word="false" fo:orphans="0" fo:widows="0" fo:hyphenation-ladder-count="no-limit" fo:text-indent="0in" style:auto-text-indent="false"/>
      <style:text-properties fo:color="#00ffff" style:text-position="0% 0%" style:font-name="Calibri" fo:font-size="11pt" fo:letter-spacing="normal" officeooo:rsid="0024cb77" officeooo:paragraph-rsid="0024cb77" style:font-name-asian="Calibri1" style:font-size-asian="11pt" style:font-name-complex="Calibri1" fo:hyphenate="false" fo:hyphenation-remain-char-count="2" fo:hyphenation-push-char-count="2"/>
    </style:style>
    <style:style style:name="P40" style:family="paragraph" style:parent-style-name="Standard" style:list-style-name="WWNum34">
      <style:paragraph-properties fo:margin-top="0in" fo:margin-bottom="0.139in" loext:contextual-spacing="false" fo:line-height="0.1917in" fo:text-align="start" style:justify-single-word="false" fo:orphans="0" fo:widows="0" fo:hyphenation-ladder-count="no-limit"/>
      <style:text-properties fo:color="#00ffff" officeooo:rsid="001d6266" officeooo:paragraph-rsid="0021014d" fo:hyphenate="false" fo:hyphenation-remain-char-count="2" fo:hyphenation-push-char-count="2"/>
    </style:style>
    <style:style style:name="T1" style:family="text">
      <style:text-properties style:text-position="0% 0%" style:font-name="Calibri" fo:font-size="11pt" fo:letter-spacing="normal" style:font-name-asian="Calibri1" style:font-size-asian="11pt" style:font-name-complex="Calibri1"/>
    </style:style>
    <style:style style:name="T2" style:family="text">
      <style:text-properties style:text-position="0% 0%" style:font-name="Calibri" fo:font-size="11pt" fo:letter-spacing="normal" officeooo:rsid="001e40f2" style:font-name-asian="Calibri1" style:font-size-asian="11pt" style:font-name-complex="Calibri1"/>
    </style:style>
    <style:style style:name="T3" style:family="text">
      <style:text-properties style:text-position="0% 0%" style:font-name="Calibri" fo:font-size="11pt" fo:letter-spacing="normal" officeooo:rsid="001f6fb5" style:font-name-asian="Calibri1" style:font-size-asian="11pt" style:font-name-complex="Calibri1"/>
    </style:style>
    <style:style style:name="T4" style:family="text">
      <style:text-properties style:text-position="0% 0%" style:font-name="Calibri" fo:font-size="11pt" fo:letter-spacing="normal" officeooo:rsid="0021014d" style:font-name-asian="Calibri1" style:font-size-asian="11pt" style:font-name-complex="Calibri1"/>
    </style:style>
    <style:style style:name="T5" style:family="text">
      <style:text-properties style:text-position="0% 0%" style:font-name="Calibri" fo:font-size="11pt" fo:letter-spacing="normal" officeooo:rsid="00226828" style:font-name-asian="Calibri1" style:font-size-asian="11pt" style:font-name-complex="Calibri1"/>
    </style:style>
    <style:style style:name="T6" style:family="text">
      <style:text-properties style:text-position="0% 0%" style:font-name="Calibri" fo:font-size="11pt" fo:letter-spacing="normal" fo:font-weight="bold" style:font-name-asian="Calibri1" style:font-size-asian="11pt" style:font-weight-asian="bold" style:font-name-complex="Calibri1"/>
    </style:style>
    <style:style style:name="T7" style:family="text">
      <style:text-properties style:text-position="0% 0%" style:font-name="Calibri" fo:font-size="11pt" fo:letter-spacing="normal" fo:background-color="transparent" loext:char-shading-value="0" style:font-name-asian="Calibri1" style:font-size-asian="11pt" style:font-name-complex="Calibri1"/>
    </style:style>
    <style:style style:name="T8" style:family="text">
      <style:text-properties fo:color="#00000a" style:text-position="0% 0%" style:font-name="Calibri" fo:font-size="11pt" fo:letter-spacing="normal" style:font-name-asian="Calibri1" style:font-size-asian="11pt" style:font-name-complex="Calibri1"/>
    </style:style>
    <style:style style:name="T9"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10" style:family="text">
      <style:text-properties fo:color="#000000"/>
    </style:style>
    <style:style style:name="T11" style:family="text">
      <style:text-properties officeooo:rsid="000c6fcb"/>
    </style:style>
    <style:style style:name="T12" style:family="text">
      <style:text-properties fo:color="#00ffff"/>
    </style:style>
    <style:style style:name="T13" style:family="text">
      <style:text-properties fo:color="#00ffff" officeooo:rsid="000f70cc"/>
    </style:style>
    <style:style style:name="T14" style:family="text">
      <style:text-properties fo:color="#00ffff" officeooo:rsid="000f88ad"/>
    </style:style>
    <style:style style:name="T15" style:family="text">
      <style:text-properties officeooo:rsid="00119f1b"/>
    </style:style>
    <style:style style:name="T16" style:family="text">
      <style:text-properties officeooo:rsid="0024cb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clarative Model (Page Layouts, RecordType, Workflows, Validation Rules)</text:p>
      <text:p text:style-name="P1"/>
      <text:p text:style-name="P2">Objects Fields and Relationships</text:p>
      <text:list xml:id="list5510487640828547874" text:style-name="WWNum3">
        <text:list-item>
          <text:p text:style-name="P10">Create a new custom object Client with the following fields</text:p>
        </text:list-item>
        <text:list-item>
          <text:p text:style-name="P30">Client Code – should be an auto incrementing number CL-{0000}</text:p>
        </text:list-item>
        <text:list-item>
          <text:p text:style-name="P30">Description – Free text area</text:p>
        </text:list-item>
        <text:list-item>
          <text:p text:style-name="P30">Point of Contact – Text field</text:p>
        </text:list-item>
        <text:list-item>
          <text:p text:style-name="P30">Mobile Number - Phone</text:p>
        </text:list-item>
        <text:list-item>
          <text:p text:style-name="P30">Email Address - Email</text:p>
        </text:list-item>
        <text:list-item>
          <text:p text:style-name="P10">Create a new custom object Project Details with the following fields</text:p>
        </text:list-item>
        <text:list-item>
          <text:p text:style-name="P30">Project Code - should be an auto incrementing number PRJ-{0000}</text:p>
        </text:list-item>
        <text:list-item>
          <text:p text:style-name="P30">Project Description</text:p>
        </text:list-item>
        <text:list-item>
          <text:p text:style-name="P30">Implementation Type – (Product Development, Support, Enhancements, Enterprise Services)</text:p>
        </text:list-item>
        <text:list-item>
          <text:p text:style-name="P30">Start Date (Required)</text:p>
        </text:list-item>
        <text:list-item>
          <text:p text:style-name="P30">End Date (Required)</text:p>
        </text:list-item>
        <text:list-item>
          <text:p text:style-name="P30">Status – (Open, <text:s/>Closed, In Progress) Default value: Open</text:p>
        </text:list-item>
        <text:list-item>
          <text:p text:style-name="P30">Client – Reference to the client record</text:p>
        </text:list-item>
        <text:list-item>
          <text:p text:style-name="P30">Manager – Reference to an employee</text:p>
        </text:list-item>
        <text:list-item>
          <text:p text:style-name="P11">Only employees with the Role as Project Managers should show up in the Manager pop up. (Hint: Use lookup filters)-</text:p>
          <text:p text:style-name="P11"><text:span text:style-name="T12"><text:s/></text:span><text:span text:style-name="T13">Test : </text:span><text:span text:style-name="T14">Create</text:span><text:span text:style-name="T13"> a new Project Details</text:span></text:p>
        </text:list-item>
        <text:list-item>
          <text:p text:style-name="P16">Remove the many to many relationship between Employee and Role created yesterday and instead implement a one to one relationship i.e. An employee should only <text:s/>have only one of the following roles – Project <text:s/>Manager, Developer, Sr. Developer, Solution Architect, Technical Lead.(Hint: use a workflow). The Role object should have the following fields</text:p>
        </text:list-item>
        <text:list-item>
          <text:p text:style-name="P33">Name - Text</text:p>
        </text:list-item>
        <text:list-item>
          <text:p text:style-name="P30">Description</text:p>
          <text:p text:style-name="P19">Field : Unique Role + Workflow (Lookup) of action field update</text:p>
          <text:p text:style-name="P20"><text:soft-page-break/>Test : Create new Employee</text:p>
        </text:list-item>
        <text:list-item>
          <text:p text:style-name="P10">Create a many to many relationship between an Employee and Project as 1 Employee can be working on multiple projects and 1 Project will have multiple employees working on them.</text:p>
          <text:p text:style-name="P21">Junction Object : Employee Project Details</text:p>
        </text:list-item>
        <text:list-item>
          <text:p text:style-name="P10">Create tabs for Client and Project objects respectively and add them to the Payroll App created yesterday.</text:p>
        </text:list-item>
      </text:list>
      <text:p text:style-name="P3"/>
      <text:p text:style-name="P6">Validation Rules</text:p>
      <text:list xml:id="list8808850985078236212" text:style-name="WWNum12">
        <text:list-item>
          <text:p text:style-name="P12">Restrict the creation of an employee where the DOB is 18 years older. Error message needs to be shown on the DOB field – “Please provide a valid Date of birth. Employee cannot be less than 18 years of Age.”</text:p>
          <text:p text:style-name="P22"><text:span text:style-name="T15">Employee object : </text:span>Age Rule</text:p>
        </text:list-item>
        <text:list-item>
          <text:p text:style-name="P13">Restrict the creation of a salary record for an Inactive Employee. Error message should be shown on top of the page – “Salary cannot be processed for inactive employees.”</text:p>
          <text:p text:style-name="P23">Salary Details object : Salary for Inactive Employees Rule</text:p>
          <text:p text:style-name="P23">Test : On Detail page of any inactive Emp try making a new salary details.</text:p>
        </text:list-item>
      </text:list>
      <text:p text:style-name="P3"/>
      <text:p text:style-name="P6">Record Types</text:p>
      <text:list xml:id="list8582685570109513524" text:style-name="WWNum15">
        <text:list-item>
          <text:p text:style-name="P14">Create 2 record types for an employee – Technical and Non Technical</text:p>
        </text:list-item>
        <text:list-item>
          <text:p text:style-name="P14">Depending upon the selection of the type of employee selected, the list of values in the Skills or Expertise fields should change</text:p>
        </text:list-item>
        <text:list-item>
          <text:p text:style-name="P31">Technical – C#, Java, Apex, Salesforce, Force.com, QA, Dot Net, PHP (All values should appear in an alphabetically sorted order.)</text:p>
        </text:list-item>
        <text:list-item>
          <text:p text:style-name="P31">Non Technical – Project Management, Operations, HR, Project Planning (All values should appear in an alphabetically sorted order.)</text:p>
        </text:list-item>
      </text:list>
      <text:p text:style-name="P3"/>
      <text:p text:style-name="P6">Page Layouts</text:p>
      <text:list xml:id="list15814492097977940" text:style-name="WWNum19">
        <text:list-item>
          <text:p text:style-name="P15">Customize the Page layout for Employee to have the following </text:p>
        </text:list-item>
        <text:list-item>
          <text:p text:style-name="P32">Organize the fields and group them into the following sections – Employee Details, Address Details, Salary Details, Department Details</text:p>
        </text:list-item>
        <text:list-item>
          <text:p text:style-name="P32"><text:soft-page-break/>Only the following Related Lists should be visible – Salary Information with the following columns in the said order (Salary Credit Date, Basic, HRA, Special Allowance, Total Earnings, Gross Salary, Mode of Payment)</text:p>
        </text:list-item>
        <text:list-item>
          <text:p text:style-name="P32">Layout the fields in 2 columns</text:p>
        </text:list-item>
        <text:list-item>
          <text:p text:style-name="P15">Customize the Salary Page Layout to have the following</text:p>
        </text:list-item>
        <text:list-item>
          <text:p text:style-name="P32">Organize the Salary page into the following sections – Payment Details, Salary Deduction Details, Bank Details, Salary Credit Details</text:p>
        </text:list-item>
        <text:list-item>
          <text:p text:style-name="P32">Layout the fields in 2 columns</text:p>
        </text:list-item>
        <text:list-item>
          <text:p text:style-name="P15">Customize the Department Page Layout to have the following</text:p>
        </text:list-item>
        <text:list-item>
          <text:p text:style-name="P32">Organize the Department page into the following sections – Department Details</text:p>
        </text:list-item>
        <text:list-item>
          <text:p text:style-name="P32">Layout the fields in 1 column</text:p>
        </text:list-item>
        <text:list-item>
          <text:p text:style-name="P15">Customize the Client Page Layout to have the following</text:p>
        </text:list-item>
        <text:list-item>
          <text:p text:style-name="P32">Organize the Project page into the following sections – Client Details, Contact Details</text:p>
        </text:list-item>
        <text:list-item>
          <text:p text:style-name="P32">Layout the fields in 2 columns</text:p>
        </text:list-item>
        <text:list-item>
          <text:p text:style-name="P32">Add related lists to enable viewing all the Projects associated with a particular client. Following columns need to be shown – Project code</text:p>
        </text:list-item>
        <text:list-item>
          <text:p text:style-name="P15">Customize the Project Page Layout to have the following</text:p>
        </text:list-item>
        <text:list-item>
          <text:p text:style-name="P32">Organize the Project page into the following sections – Department Details</text:p>
        </text:list-item>
        <text:list-item>
          <text:p text:style-name="P32">Layout the fields in 1 column</text:p>
        </text:list-item>
        <text:list-item>
          <text:p text:style-name="P32">Add related lists to enable viewing all the Name of all employees working on the project</text:p>
        </text:list-item>
      </text:list>
      <text:p text:style-name="P5"/>
      <text:p text:style-name="P7">Workflows</text:p>
      <text:list xml:id="list1549434587533782541" text:style-name="WWNum31">
        <text:list-item>
          <text:p text:style-name="P29">Create a workflow to notify <text:s/>of the Employee once the record is deactivated. (Use: Text Email templates for email notification).</text:p>
          <text:p text:style-name="P24">W<text:span text:style-name="T16">F</text:span> : Employee Record Deactivation</text:p>
        </text:list-item>
        <text:list-item>
          <text:p text:style-name="P28">Create a workflow to create a Calendar task for the Project and assign it to the Project Manager whenever a new project is created. Send a notification email as well. <text:span text:style-name="T11">(Task + Email Alert)</text:span></text:p>
          <text:p text:style-name="P25"><text:soft-page-break/>WF : New Project Creation</text:p>
        </text:list-item>
        <text:list-item>
          <text:p text:style-name="P28">Create a workflow to send an email notification to remind the Project Manager about the end date of the project 5 days prior to the same. <text:span text:style-name="T11">(Time trigger)</text:span></text:p>
          <text:p text:style-name="P25">WF : Project End Date Reminder</text:p>
        </text:list-item>
        <text:list-item>
          <text:p text:style-name="P17">Create a workflow to set the Project status as Closed if the End Date is today. <text:span text:style-name="T11">(Field Update)</text:span></text:p>
        </text:list-item>
      </text:list>
      <text:p text:style-name="P39">WF : Project Status Closed</text:p>
      <text:p text:style-name="P8">Approval process:</text:p>
      <text:list xml:id="list4581256019991033146" text:style-name="WWNum34">
        <text:list-item>
          <text:p text:style-name="P34"><text:span text:style-name="T9">Approval by Manager</text:span><text:span text:style-name="T8"> – Create a Role for Manager. If Opportunity Amount &gt; 5000, the approval should be routed to the Manager.</text:span></text:p>
          <text:p text:style-name="P36"><text:span text:style-name="T1">1. Create an approval process in Manager (Give Critera/Steps)</text:span></text:p>
          <text:p text:style-name="P35"><text:span text:style-name="T5">2</text:span><text:span text:style-name="T1">. Create Opportunity in User</text:span><text:span text:style-name="T4">1</text:span><text:span text:style-name="T3">(</text:span><text:span text:style-name="T4">System Admin</text:span><text:span text:style-name="T3">)</text:span><text:span text:style-name="T1"> </text:span><text:span text:style-name="T4">o</text:span><text:span text:style-name="T1">f Amount &gt; 5000 </text:span></text:p>
          <text:list>
            <text:list-header>
              <text:p text:style-name="P40"><text:span text:style-name="T5">3</text:span><text:span text:style-name="T1">. S</text:span><text:span text:style-name="T2">ubmit </text:span><text:span text:style-name="T1">th</text:span><text:span text:style-name="T2">e</text:span><text:span text:style-name="T1"> approval to </text:span><text:span text:style-name="T3">User2(Manager</text:span><text:span text:style-name="T5">)</text:span></text:p>
            </text:list-header>
          </text:list>
          <text:p text:style-name="P35"><text:span text:style-name="T1">4. Check approval on Manager </text:span><text:span text:style-name="T4">and submit</text:span></text:p>
          <text:p text:style-name="P35"><text:span text:style-name="T1">5. Check Status of approval on User</text:span><text:span text:style-name="T3">3</text:span></text:p>
        </text:list-item>
      </text:list>
      <text:p text:style-name="P38"/>
      <text:p text:style-name="P8">Additi<text:span text:style-name="T10">onal Workflow Assignments</text:span></text:p>
      <text:list xml:id="list299521007706608452" text:style-name="WWNum37">
        <text:list-item>
          <text:p text:style-name="P18"><text:span text:style-name="T6">Clustering of Leads</text:span><text:span text:style-name="T1"> - Clustering of Fresh Lead provides the segregation of lead records based on certain inputs which would places the records in one of the cluster i.e. NO NUMBER, DNC, MOBILE and LANDLINE. The User can view the Lead records and can also find on which Cluster the Lead record exists. Four Record types would be created in Lead i.e. NO NUMBER, DNC, MOBILE and LANDLINE which would be updated from Work Flow based on which cluster Lead is falling.</text:span></text:p>
          <text:p text:style-name="P26"><text:span text:style-name="T1">4 Record Types + Picklist (Phone Number -Same 4 Values) + 4 Workflow </text:span></text:p>
        </text:list-item>
        <text:list-item>
          <text:p text:style-name="P18"><text:span text:style-name="T6">Big Deal Alert</text:span><text:span text:style-name="T1"> - If your opportunity stage is in 'negotiation/review' stage, send an email to the opportunity owner indicating a big deal is being created. Big deal amount should be greater than 50k. </text:span><text:span text:style-name="T7">Create email template also.</text:span></text:p>
          <text:p text:style-name="P27"><text:span text:style-name="T1">Workflow : Big Deal Alert</text:span></text:p>
        </text:list-item>
        <text:list-item>
          <text:p text:style-name="P18"><text:span text:style-name="T6">Time based Follow up</text:span><text:span text:style-name="T1"> - Send an Email to Lead owner if Time of follow-up has been elapsed. Create new field called follow-up of date on lead. If follow up date is older than today, send a email to the Lead Owner to follow up the lead.</text:span><text:span text:style-name="T7"> Create email template also.</text:span></text:p>
        </text:list-item>
      </text:list>
      <text:p text:style-name="P37"><text:soft-page-break/>Workflow : Time Based Follow Up</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16:33:03.250000000</dc:date>
    <meta:generator>LibreOffice/5.1.0.3$Windows_x86 LibreOffice_project/5e3e00a007d9b3b6efb6797a8b8e57b51ab1f737</meta:generator>
    <meta:editing-duration>PT1H1M13S</meta:editing-duration>
    <meta:editing-cycles>6</meta:editing-cycles>
    <meta:document-statistic meta:table-count="0" meta:image-count="0" meta:object-count="0" meta:page-count="5" meta:paragraph-count="80" meta:word-count="1092" meta:character-count="6308" meta:non-whitespace-character-count="5336"/>
  </office:meta>
</office:document-meta>
</file>